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7.578cm" fo:padding-top="0cm" fo:padding-bottom="0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.5cm" svg:height="2cm" svg:x="1.599cm" svg:y="1.097cm">
          <text:p text:style-name="P1"><text:span text:style-name="T1">Prz</text:span><text:span text:style-name="T1">etw</text:span><text:span text:style-name="T1">arz</text:span><text:span text:style-name="T1">ani</text:span><text:span text:style-name="T1">e </text:span><text:span text:style-name="T1">ana</text:span><text:span text:style-name="T1">log</text:span><text:span text:style-name="T1">ow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1.599cm" svg:y2="2.098cm">
          <text:p/>
        </draw:line>
        <draw:custom-shape draw:style-name="gr1" draw:text-style-name="P2" draw:layer="layout" svg:width="3.5cm" svg:height="2cm" svg:x="7.099cm" svg:y="1.097cm">
          <text:p text:style-name="P1"><text:span text:style-name="T1">Przetwarzanie cyfr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2.099cm" svg:y="1.097cm">
          <text:p text:style-name="P1"><text:span text:style-name="T1">D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5.099cm" svg:y1="2.097cm" svg:x2="7.099cm" svg:y2="2.097cm">
          <text:p/>
        </draw:line>
        <draw:line draw:style-name="gr2" draw:text-style-name="P4" draw:layer="layout" svg:x1="10.599cm" svg:y1="2.097cm" svg:x2="12.099cm" svg:y2="2.097cm">
          <text:p/>
        </draw:line>
        <draw:line draw:style-name="gr2" draw:text-style-name="P4" draw:layer="layout" svg:x1="14.1cm" svg:y1="2.1cm" svg:x2="15.899cm" svg:y2="2.098cm">
          <text:p/>
        </draw:line>
        <draw:custom-shape draw:style-name="gr4" draw:text-style-name="P2" draw:layer="layout" svg:width="8.1cm" svg:height="3.301cm" svg:x="6.3cm" svg:y="0.099cm">
          <text:p text:style-name="P1"><text:span text:style-name="T1">Urządzenie „System on Chip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2">s</text:span><text:span text:style-name="T1">(</text:span><text:span text:style-name="T2">t</text:span><text:span text:style-name="T1">)</text:span></text:p>
          </draw:text-box>
        </draw:frame>
        <draw:frame draw:style-name="gr6" draw:text-style-name="P6" draw:layer="layout" svg:width="0.896cm" svg:height="0.912cm" svg:x="5.2cm" svg:y="1.2cm">
          <draw:text-box>
            <text:p text:style-name="P5"><text:span text:style-name="T2">y</text:span><text:span text:style-name="T1">(</text:span><text:span text:style-name="T2">t</text:span><text:span text:style-name="T1">)</text:span></text:p>
          </draw:text-box>
        </draw:frame>
        <draw:frame draw:style-name="gr7" draw:text-style-name="P6" draw:layer="layout" svg:width="0.874cm" svg:height="0.912cm" svg:x="10.7cm" svg:y="1.2cm">
          <draw:text-box>
            <text:p text:style-name="P5"><text:span text:style-name="T2">x</text:span><text:span text:style-name="T1">(</text:span><text:span text:style-name="T2">i</text:span><text:span text:style-name="T1">)</text:span></text:p>
          </draw:text-box>
        </draw:frame>
        <draw:frame draw:style-name="gr8" draw:text-style-name="P6" draw:layer="layout" svg:width="0.997cm" svg:height="0.912cm" svg:x="14.4cm" svg:y="1.2cm">
          <draw:text-box>
            <text:p text:style-name="P5"><text:span text:style-name="T2">X</text:span><text:span text:style-name="T1">(</text:span><text:span text:style-name="T2">j</text:span><text:span text:style-name="T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2-12-20T19:32:22.474941839</dc:date>
    <dc:creator>Łukasz Dróżdż</dc:creator>
    <meta:editing-duration>PT27M29S</meta:editing-duration>
    <meta:editing-cycles>15</meta:editing-cycles>
    <meta:generator>LibreOffice/7.4.3.2$Linux_X86_64 LibreOffice_project/40$Build-2</meta:generator>
    <meta:document-statistic meta:object-count="32"/>
  </office:meta>
</office:document-meta>
</file>